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/>
  <office:body>
    <office:text/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/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/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/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/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/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/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/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/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/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7:51:25.741668</meta:creation-date>
    <meta:editing-duration>PT00H00M00S</meta:editing-duration>
    <meta:editing-cycles>1</meta:editing-cycles>
    <meta:generator>LibreOffice/7.4.6.2$MacOSX_AARCH64 LibreOffice_project/5b1f5509c2decdade7fda905e3e1429a67acd63d</meta:generator>
    <meta:document-statistic meta:table-count="0" meta:image-count="0" meta:object-count="0" meta:page-count="1" meta:paragraph-count="0" meta:word-count="0" meta:character-count="0" meta:non-whitespace-character-count="0"/>
    <dc:date>2024-01-27T17:51:25.741668</dc:date>
    <dc:title>persisting data</dc:title>
    <dc:creator>test</dc:creator>
    <meta:initial-creator>test</meta:initial-creator>
    <meta:printed-by>test</meta:printed-by>
  </office:meta>
</office:document-meta>
</file>